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Verdana" svg:font-family="Verdana" style:font-family-generic="roman"/>
    <style:font-face style:name="Monaco" svg:font-family="Monaco" style:font-family-generic="swiss"/>
    <style:font-face style:name="Courier New1" svg:font-family="'Courier New'" style:font-family-generic="modern" style:font-pitch="fixed"/>
    <style:font-face style:name="Monaco1"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7.0896in" fo:margin-left="0in" fo:margin-top="0in" fo:margin-bottom="0in" table:align="left"/>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uto"/>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5.A3" style:family="table-cell">
      <style:table-cell-properties style:vertical-align="middle" fo:padding="0in" fo:border="0.5pt solid #000001"/>
    </style:style>
    <style:style style:name="Table5.B3" style:family="table-cell">
      <style:table-cell-properties style:vertical-align="middle" fo:padding="0in" fo:border="0.5pt solid #000001"/>
    </style:style>
    <style:style style:name="Table5.C3" style:family="table-cell">
      <style:table-cell-properties style:vertical-align="middle" fo:padding="0in" fo:border="0.5pt solid #000001"/>
    </style:style>
    <style:style style:name="Table5.A4" style:family="table-cell">
      <style:table-cell-properties style:vertical-align="middle" fo:padding="0in" fo:border="0.5pt solid #000001"/>
    </style:style>
    <style:style style:name="Table5.B4" style:family="table-cell">
      <style:table-cell-properties style:vertical-align="middle" fo:padding="0in" fo:border="0.5pt solid #000001"/>
    </style:style>
    <style:style style:name="Table5.C4" style:family="table-cell">
      <style:table-cell-properties style:vertical-align="middle" fo:padding="0in" fo:border="0.5pt solid #000001"/>
    </style:style>
    <style:style style:name="Table6" style:family="table">
      <style:table-properties style:width="7.0896in" fo:margin-left="0in" fo:margin-top="0in" fo:margin-bottom="0in" table:align="left"/>
    </style:style>
    <style:style style:name="Table6.A" style:family="table-column">
      <style:table-column-properties style:column-width="0.6701in"/>
    </style:style>
    <style:style style:name="Table6.B" style:family="table-column">
      <style:table-column-properties style:column-width="6.0465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P1" style:family="paragraph" style:parent-style-name="Body">
      <style:text-properties officeooo:paragraph-rsid="0023e554"/>
    </style:style>
    <style:style style:name="P2" style:family="paragraph" style:parent-style-name="Standard">
      <style:paragraph-properties fo:margin-top="0.111in" fo:margin-bottom="0in" style:contextual-spacing="false"/>
    </style:style>
    <style:style style:name="P3"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4" style:family="paragraph" style:parent-style-name="Body">
      <style:text-properties officeooo:paragraph-rsid="0023e554"/>
    </style:style>
    <style:style style:name="P5" style:family="paragraph" style:parent-style-name="Body">
      <style:text-properties officeooo:paragraph-rsid="001ec31e"/>
    </style:style>
    <style:style style:name="P6" style:family="paragraph" style:parent-style-name="Body">
      <style:text-properties officeooo:paragraph-rsid="00211d23"/>
    </style:style>
    <style:style style:name="P7" style:family="paragraph" style:parent-style-name="Body">
      <style:text-properties fo:language="en" fo:country="GB"/>
    </style:style>
    <style:style style:name="P8" style:family="paragraph" style:parent-style-name="Body">
      <style:text-properties officeooo:paragraph-rsid="002559be"/>
    </style:style>
    <style:style style:name="P9" style:family="paragraph" style:parent-style-name="Body">
      <style:text-properties officeooo:rsid="00211d23" officeooo:paragraph-rsid="00211d23"/>
    </style:style>
    <style:style style:name="P10" style:family="paragraph" style:parent-style-name="Body">
      <style:text-properties fo:language="en" fo:country="US" officeooo:rsid="0022770e" officeooo:paragraph-rsid="00363588" style:language-complex="ar" style:country-complex="SA"/>
    </style:style>
    <style:style style:name="P11" style:family="paragraph" style:parent-style-name="Body">
      <style:text-properties fo:language="en" fo:country="US" officeooo:rsid="001ec31e" officeooo:paragraph-rsid="001ec31e" style:language-complex="ar" style:country-complex="SA"/>
    </style:style>
    <style:style style:name="P12" style:family="paragraph" style:parent-style-name="Body">
      <style:text-properties fo:language="en" fo:country="US" officeooo:rsid="00363588" officeooo:paragraph-rsid="00363588" style:language-complex="ar" style:country-complex="SA"/>
    </style:style>
    <style:style style:name="P13" style:family="paragraph" style:parent-style-name="Body">
      <style:text-properties fo:language="en" fo:country="US" officeooo:rsid="002b369e" officeooo:paragraph-rsid="00363588" style:language-complex="ar" style:country-complex="SA"/>
    </style:style>
    <style:style style:name="P14" style:family="paragraph" style:parent-style-name="Body">
      <style:text-properties fo:language="en" fo:country="US" officeooo:rsid="002b369e" officeooo:paragraph-rsid="002b369e" style:language-complex="ar" style:country-complex="SA"/>
    </style:style>
    <style:style style:name="P15" style:family="paragraph" style:parent-style-name="Body">
      <style:text-properties officeooo:rsid="001ec31e"/>
    </style:style>
    <style:style style:name="P16" style:family="paragraph" style:parent-style-name="Body">
      <style:text-properties officeooo:rsid="001ec31e" officeooo:paragraph-rsid="00211d23"/>
    </style:style>
    <style:style style:name="P17" style:family="paragraph" style:parent-style-name="Body">
      <style:text-properties officeooo:paragraph-rsid="002958ba"/>
    </style:style>
    <style:style style:name="P18" style:family="paragraph" style:parent-style-name="Body">
      <style:text-properties officeooo:rsid="0028c4d5" officeooo:paragraph-rsid="0028c4d5"/>
    </style:style>
    <style:style style:name="P19" style:family="paragraph" style:parent-style-name="Body">
      <style:text-properties officeooo:rsid="002e4b7d" officeooo:paragraph-rsid="002e4b7d"/>
    </style:style>
    <style:style style:name="P20" style:family="paragraph" style:parent-style-name="Body">
      <style:text-properties officeooo:rsid="002f17da" officeooo:paragraph-rsid="002f17da"/>
    </style:style>
    <style:style style:name="P21" style:family="paragraph" style:parent-style-name="Body">
      <style:text-properties officeooo:rsid="0030d329" officeooo:paragraph-rsid="0030d329"/>
    </style:style>
    <style:style style:name="P22" style:family="paragraph" style:parent-style-name="Body">
      <style:text-properties officeooo:rsid="002e4066" officeooo:paragraph-rsid="002e4066"/>
    </style:style>
    <style:style style:name="P23" style:family="paragraph" style:parent-style-name="Body">
      <style:text-properties officeooo:rsid="0031d74a" officeooo:paragraph-rsid="0031d74a"/>
    </style:style>
    <style:style style:name="P24" style:family="paragraph" style:parent-style-name="CellBody">
      <style:paragraph-properties style:snap-to-layout-grid="false"/>
    </style:style>
    <style:style style:name="P25" style:family="paragraph" style:parent-style-name="CellBody">
      <style:paragraph-properties style:snap-to-layout-grid="false"/>
      <style:text-properties fo:color="#000000" fo:font-style="normal" style:font-style-asian="normal" style:font-style-complex="normal"/>
    </style:style>
    <style:style style:name="P26" style:family="paragraph" style:parent-style-name="CellBody">
      <style:paragraph-properties style:snap-to-layout-grid="false"/>
      <style:text-properties fo:color="#000000" fo:font-style="normal" officeooo:paragraph-rsid="001ec31e" style:font-style-asian="normal" style:font-style-complex="normal"/>
    </style:style>
    <style:style style:name="P27" style:family="paragraph" style:parent-style-name="CellBody">
      <style:paragraph-properties style:snap-to-layout-grid="false"/>
      <style:text-properties fo:color="#000000" fo:font-style="normal" officeooo:paragraph-rsid="0039990c" style:font-style-asian="normal" style:font-style-complex="normal"/>
    </style:style>
    <style:style style:name="P28" style:family="paragraph" style:parent-style-name="CellBody">
      <style:paragraph-properties style:snap-to-layout-grid="false"/>
      <style:text-properties fo:color="#000000" fo:font-style="normal" officeooo:rsid="001ec31e" officeooo:paragraph-rsid="001ec31e" style:font-style-asian="normal" style:font-style-complex="normal"/>
    </style:style>
    <style:style style:name="P29" style:family="paragraph" style:parent-style-name="CellBody">
      <style:paragraph-properties style:snap-to-layout-grid="false"/>
      <style:text-properties fo:color="#000000" fo:font-style="normal" officeooo:rsid="0039990c" officeooo:paragraph-rsid="0039990c" style:font-style-asian="normal" style:font-style-complex="normal"/>
    </style:style>
    <style:style style:name="P30" style:family="paragraph" style:parent-style-name="CellBody">
      <style:paragraph-properties style:snap-to-layout-grid="false"/>
      <style:text-properties officeooo:rsid="001ec31e" officeooo:paragraph-rsid="001ec31e"/>
    </style:style>
    <style:style style:name="P31" style:family="paragraph" style:parent-style-name="CellBody">
      <style:paragraph-properties fo:keep-with-next="always" style:snap-to-layout-grid="false"/>
    </style:style>
    <style:style style:name="P32" style:family="paragraph" style:parent-style-name="CellBody">
      <style:paragraph-properties fo:keep-with-next="always" style:snap-to-layout-grid="false"/>
      <style:text-properties officeooo:rsid="001ec31e" officeooo:paragraph-rsid="001ec31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Abstract">
      <style:text-properties fo:color="#ff0000" fo:font-size="10pt" fo:font-style="italic" style:text-underline-style="solid" style:text-underline-width="auto" style:text-underline-color="font-color" fo:font-weight="bold" style:font-size-asian="10pt" style:font-style-asian="italic" style:font-weight-asian="bold"/>
    </style:style>
    <style:style style:name="P35" style:family="paragraph" style:parent-style-name="Abstract">
      <style:text-properties fo:font-size="16pt" fo:font-weight="bold" style:font-size-asian="16pt" style:font-weight-asian="bold"/>
    </style:style>
    <style:style style:name="P36" style:family="paragraph" style:parent-style-name="Code_20_Snippet">
      <style:text-properties officeooo:paragraph-rsid="00211d23"/>
    </style:style>
    <style:style style:name="P37" style:family="paragraph" style:parent-style-name="Standard">
      <style:text-properties fo:language="en" fo:country="US" officeooo:rsid="0022770e" officeooo:paragraph-rsid="002b369e" style:language-complex="ar" style:country-complex="SA"/>
    </style:style>
    <style:style style:name="P38" style:family="paragraph" style:parent-style-name="Standard">
      <style:text-properties officeooo:rsid="0022770e" officeooo:paragraph-rsid="0031d74a"/>
    </style:style>
    <style:style style:name="P39" style:family="paragraph" style:parent-style-name="Standard">
      <style:text-properties fo:color="#646464" style:font-name="Monaco" fo:font-size="11pt" officeooo:rsid="0030d329" officeooo:paragraph-rsid="0030d329" style:font-size-asian="11pt"/>
    </style:style>
    <style:style style:name="P40" style:family="paragraph" style:parent-style-name="Standard">
      <style:paragraph-properties fo:margin-left="0in" fo:margin-right="0in" fo:text-align="start" style:justify-single-word="false" fo:text-indent="0in" style:auto-text-indent="false"/>
    </style:style>
    <style:style style:name="P41" style:family="paragraph" style:parent-style-name="Standard">
      <style:paragraph-properties fo:text-align="start" style:justify-single-word="false" fo:orphans="2" fo:widows="2"/>
    </style:style>
    <style:style style:name="P42" style:family="paragraph" style:parent-style-name="Standard">
      <style:paragraph-properties fo:line-height="0.0008in"/>
      <style:text-properties style:font-name="Arial1" fo:language="en" fo:country="US"/>
    </style:style>
    <style:style style:name="P43" style:family="paragraph" style:parent-style-name="Standard">
      <style:paragraph-properties fo:line-height="0.0008in" fo:keep-together="always"/>
      <style:text-properties style:font-name="Arial1" fo:language="en" fo:country="US"/>
    </style:style>
    <style:style style:name="P44" style:family="paragraph" style:parent-style-name="Standard">
      <style:paragraph-properties fo:keep-together="always"/>
    </style:style>
    <style:style style:name="P45" style:family="paragraph" style:parent-style-name="Standard">
      <style:paragraph-properties fo:text-align="end" style:justify-single-word="false" fo:orphans="2" fo:widows="2"/>
    </style:style>
    <style:style style:name="P46" style:family="paragraph" style:parent-style-name="Standard">
      <style:text-properties style:font-name="Arial" fo:font-size="9pt" fo:language="en" fo:country="US" officeooo:paragraph-rsid="003dcb43" style:font-size-asian="9pt" style:font-size-complex="9pt" style:language-complex="ar" style:country-complex="SA"/>
    </style:style>
    <style:style style:name="P47" style:family="paragraph" style:parent-style-name="Standard">
      <style:text-properties style:font-name="Arial" fo:language="en" fo:country="US" officeooo:rsid="001febee" officeooo:paragraph-rsid="003dcb43" style:language-complex="ar" style:country-complex="SA"/>
    </style:style>
    <style:style style:name="P48" style:family="paragraph" style:parent-style-name="Standard">
      <style:text-properties style:font-name="Arial" fo:language="en" fo:country="US" officeooo:paragraph-rsid="003dcb43" style:language-complex="ar" style:country-complex="SA"/>
    </style:style>
    <style:style style:name="P49" style:family="paragraph" style:parent-style-name="Standard" style:master-page-name="Standard">
      <style:paragraph-properties style:page-number="auto"/>
    </style:style>
    <style:style style:name="P50" style:family="paragraph" style:parent-style-name="Standard">
      <style:paragraph-properties fo:margin-top="0.0374in" fo:margin-bottom="0.0374in" style:contextual-spacing="false" fo:text-align="center" style:justify-single-word="false" fo:orphans="2" fo:widows="2"/>
    </style:style>
    <style:style style:name="P51" style:family="paragraph" style:parent-style-name="Standard">
      <style:paragraph-properties fo:margin-top="0.0374in" fo:margin-bottom="0.0374in" style:contextual-spacing="false" fo:text-align="start" style:justify-single-word="false" fo:orphans="2" fo:widows="2"/>
    </style:style>
    <style:style style:name="P52" style:family="paragraph" style:parent-style-name="Standard" style:master-page-name="Converted1">
      <style:paragraph-properties style:page-number="auto"/>
    </style:style>
    <style:style style:name="P53" style:family="paragraph" style:parent-style-name="Standard">
      <style:paragraph-properties fo:margin-top="0.1945in" fo:margin-bottom="0in" style:contextual-spacing="false"/>
    </style:style>
    <style:style style:name="P54" style:family="paragraph" style:parent-style-name="Standard">
      <style:paragraph-properties fo:margin-top="0in" fo:margin-bottom="0.1665in" style:contextual-spacing="false"/>
    </style:style>
    <style:style style:name="P55" style:family="paragraph" style:parent-style-name="Standard">
      <style:paragraph-properties fo:margin-top="0in" fo:margin-bottom="0.1945in" style:contextual-spacing="false"/>
    </style:style>
    <style:style style:name="P56" style:family="paragraph" style:parent-style-name="Standard" style:master-page-name="Converted2">
      <style:paragraph-properties fo:margin-left="0.5in" fo:margin-right="0in" fo:text-indent="0in" style:auto-text-indent="false" style:page-number="auto"/>
    </style:style>
    <style:style style:name="P57" style:family="paragraph" style:parent-style-name="Standard" style:master-page-name="Converted3">
      <style:paragraph-properties fo:margin-left="0.5in" fo:margin-right="0in" fo:text-indent="0in" style:auto-text-indent="false" style:page-number="auto"/>
    </style:style>
    <style:style style:name="P58" style:family="paragraph" style:parent-style-name="Standard" style:master-page-name="Converted4">
      <style:paragraph-properties fo:margin-left="0.5in" fo:margin-right="0in" fo:text-indent="0in" style:auto-text-indent="false" style:page-number="auto"/>
    </style:style>
    <style:style style:name="P59" style:family="paragraph" style:parent-style-name="Standard">
      <style:paragraph-properties fo:margin-left="0.5in" fo:margin-right="0in" fo:text-indent="0in" style:auto-text-indent="false"/>
    </style:style>
    <style:style style:name="P60" style:family="paragraph" style:parent-style-name="Standard">
      <style:paragraph-properties fo:margin-left="0.5in" fo:margin-right="0in" fo:margin-top="0in" fo:margin-bottom="0.1945in" style:contextual-spacing="false" fo:text-indent="0in" style:auto-text-indent="false"/>
    </style:style>
    <style:style style:name="P61" style:family="paragraph" style:parent-style-name="Standard">
      <style:paragraph-properties fo:margin-left="0in" fo:margin-right="0in" fo:text-align="start" style:justify-single-word="false" fo:orphans="2" fo:widows="2" fo:text-indent="0.4165in" style:auto-text-indent="false"/>
    </style:style>
    <style:style style:name="P62"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63" style:family="paragraph" style:parent-style-name="Standard">
      <style:paragraph-properties fo:margin-top="0.0319in" fo:margin-bottom="0.0319in" style:contextual-spacing="false" fo:text-align="center" style:justify-single-word="false" fo:orphans="2" fo:widows="2"/>
    </style:style>
    <style:style style:name="P64" style:family="paragraph" style:parent-style-name="Standard">
      <style:paragraph-properties fo:padding-left="0in" fo:padding-right="0in" fo:padding-top="0.028in" fo:padding-bottom="0in" fo:border-left="none" fo:border-right="none" fo:border-top="0.51pt solid #808080" fo:border-bottom="none"/>
    </style:style>
    <style:style style:name="P65"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66" style:family="paragraph" style:parent-style-name="Body">
      <style:text-properties officeooo:paragraph-rsid="0023e554"/>
    </style:style>
    <style:style style:name="P67" style:family="paragraph" style:parent-style-name="Body">
      <style:paragraph-properties fo:text-align="start" style:justify-single-word="false"/>
      <style:text-properties fo:font-size="12pt" fo:language="en" fo:country="US" fo:font-weight="bold" officeooo:rsid="001febee" officeooo:paragraph-rsid="003dcb43" style:font-size-asian="12pt" style:font-weight-asian="bold" style:font-size-complex="12pt" style:language-complex="ar" style:country-complex="SA"/>
    </style:style>
    <style:style style:name="P68" style:family="paragraph" style:parent-style-name="Body">
      <style:text-properties fo:language="en" fo:country="US" officeooo:rsid="001febee" officeooo:paragraph-rsid="003dcb43" style:language-complex="ar" style:country-complex="SA"/>
    </style:style>
    <style:style style:name="P69" style:family="paragraph" style:parent-style-name="Body">
      <style:text-properties officeooo:paragraph-rsid="003dcb43"/>
    </style:style>
    <style:style style:name="P70"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71" style:family="paragraph" style:parent-style-name="Heading_20_2">
      <style:text-properties officeooo:rsid="001ec31e"/>
    </style:style>
    <style:style style:name="P72" style:family="paragraph" style:parent-style-name="Heading_20_2">
      <style:text-properties officeooo:rsid="001f2bd0"/>
    </style:style>
    <style:style style:name="P73" style:family="paragraph" style:parent-style-name="Heading_20_2">
      <style:text-properties officeooo:rsid="0022770e"/>
    </style:style>
    <style:style style:name="P74" style:family="paragraph" style:parent-style-name="Heading_20_2">
      <style:text-properties officeooo:rsid="0023e554"/>
    </style:style>
    <style:style style:name="P75" style:family="paragraph" style:parent-style-name="Heading_20_2">
      <style:text-properties fo:language="en" fo:country="US" officeooo:rsid="0021c380" officeooo:paragraph-rsid="003dcb43" style:language-complex="ar" style:country-complex="SA"/>
    </style:style>
    <style:style style:name="P76" style:family="paragraph" style:parent-style-name="Heading_20_2">
      <style:text-properties fo:language="en" fo:country="US" officeooo:rsid="001febee" officeooo:paragraph-rsid="003dcb43" style:language-complex="ar" style:country-complex="SA"/>
    </style:style>
    <style:style style:name="P77" style:family="paragraph" style:parent-style-name="Heading_20_3">
      <style:text-properties officeooo:paragraph-rsid="00211d23"/>
    </style:style>
    <style:style style:name="P78" style:family="paragraph" style:parent-style-name="Heading_20_3">
      <style:text-properties officeooo:rsid="00363588"/>
    </style:style>
    <style:style style:name="P79" style:family="paragraph" style:parent-style-name="Heading_20_3">
      <style:text-properties officeooo:rsid="002958ba"/>
    </style:style>
    <style:style style:name="P80" style:family="paragraph" style:parent-style-name="Document_20_Title" style:master-page-name="Standard">
      <style:paragraph-properties fo:text-align="center" style:justify-single-word="false" style:page-number="auto"/>
    </style:style>
    <style:style style:name="P81"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82" style:family="paragraph" style:parent-style-name="Heading_20_1">
      <style:paragraph-properties fo:break-before="page"/>
    </style:style>
    <style:style style:name="P83" style:family="paragraph" style:parent-style-name="Definition_20_Term">
      <style:paragraph-properties fo:text-align="start" style:justify-single-word="false"/>
    </style:style>
    <style:style style:name="T1" style:family="text">
      <style:text-properties officeooo:rsid="0023e554"/>
    </style:style>
    <style:style style:name="T2" style:family="text">
      <style:text-properties officeooo:rsid="0023e554"/>
    </style:style>
    <style:style style:name="T3" style:family="text">
      <style:text-properties officeooo:rsid="001ec31e"/>
    </style:style>
    <style:style style:name="T4" style:family="text">
      <style:text-properties fo:font-style="italic" style:font-style-asian="italic" style:font-style-complex="italic"/>
    </style:style>
    <style:style style:name="T5" style:family="text">
      <style:text-properties officeooo:rsid="001f2bd0"/>
    </style:style>
    <style:style style:name="T6" style:family="text">
      <style:text-properties officeooo:rsid="00211d23"/>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style:text-position="super 58%" officeooo:rsid="001ec31e"/>
    </style:style>
    <style:style style:name="T10" style:family="text">
      <style:text-properties style:text-position="super 58%" officeooo:rsid="0039990c"/>
    </style:style>
    <style:style style:name="T11" style:family="text">
      <style:text-properties fo:color="#000000" style:font-name="Arial" fo:font-size="10pt" fo:language="en" fo:country="US" officeooo:rsid="001ec31e" style:font-name-asian="Times New Roman" style:font-size-asian="10pt" style:font-name-complex="Times New Roman" style:font-size-complex="10pt" style:language-complex="ar" style:country-complex="SA"/>
    </style:style>
    <style:style style:name="T12" style:family="text">
      <style:text-properties fo:color="#000000" style:font-name="Arial" fo:font-size="10pt" fo:language="en" fo:country="US" officeooo:rsid="002958ba" style:font-name-asian="Times New Roman" style:font-size-asian="10pt" style:font-name-complex="Times New Roman" style:font-size-complex="10pt" style:language-complex="ar" style:country-complex="SA"/>
    </style:style>
    <style:style style:name="T13" style:family="text">
      <style:text-properties fo:color="#000000" style:font-name="Arial" fo:font-size="10pt" fo:language="en" fo:country="US" officeooo:rsid="002b369e"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officeooo:rsid="0034391f" style:font-name-asian="Times New Roman" style:font-size-asian="10pt" style:font-name-complex="Times New Roman" style:font-size-complex="10pt" style:language-complex="ar" style:country-complex="SA"/>
    </style:style>
    <style:style style:name="T15" style:family="text">
      <style:text-properties fo:color="#000000" style:font-name="Monaco" fo:font-size="11pt" style:font-size-asian="11pt"/>
    </style:style>
    <style:style style:name="T16" style:family="text">
      <style:text-properties fo:color="#000000" style:font-name="Arial1" fo:font-size="9pt" fo:language="en" fo:country="US" style:font-size-asian="9pt"/>
    </style:style>
    <style:style style:name="T17" style:family="text">
      <style:text-properties fo:color="#000000" style:font-name="Arial1" fo:font-size="9pt" fo:language="en" fo:country="US" fo:font-style="italic" fo:font-weight="bold" style:font-size-asian="9pt" style:font-style-asian="italic" style:font-weight-asian="bold"/>
    </style:style>
    <style:style style:name="T18" style:family="text">
      <style:text-properties fo:color="#000000" style:font-name="Arial1" fo:font-size="12pt" fo:language="en" fo:country="US" fo:font-weight="bold" style:font-size-asian="12pt" style:font-weight-asian="bold"/>
    </style:style>
    <style:style style:name="T19" style:family="text">
      <style:text-properties fo:color="#000000" style:font-name="Arial1" fo:font-size="10pt" fo:language="en" fo:country="US" style:font-size-asian="10pt"/>
    </style:style>
    <style:style style:name="T20" style:family="text">
      <style:text-properties fo:color="#000000" style:font-name="Arial1" fo:font-size="10pt" fo:language="en" fo:country="US" style:text-underline-style="none" style:font-size-asian="10pt"/>
    </style:style>
    <style:style style:name="T21" style:family="text">
      <style:text-properties fo:color="#000000" style:font-name="Arial1" fo:language="en" fo:country="US"/>
    </style:style>
    <style:style style:name="T22" style:family="text">
      <style:text-properties fo:color="#000000" style:font-name="Courier New2" fo:font-size="7pt" fo:language="en" fo:country="US" style:text-underline-style="none" style:font-size-asian="7pt"/>
    </style:style>
    <style:style style:name="T23" style:family="text">
      <style:text-properties fo:color="#000000" style:font-name="Courier New2" fo:font-size="7pt" fo:language="en" fo:country="US" style:font-size-asian="7pt"/>
    </style:style>
    <style:style style:name="T24" style:family="text">
      <style:text-properties fo:color="#000000" style:font-name="Courier New2" fo:font-size="9pt" fo:language="en" fo:country="US" style:font-size-asian="9pt"/>
    </style:style>
    <style:style style:name="T25" style:family="text">
      <style:text-properties style:font-name="Monaco1" officeooo:rsid="001ec31e"/>
    </style:style>
    <style:style style:name="T26" style:family="text">
      <style:text-properties officeooo:rsid="002559be"/>
    </style:style>
    <style:style style:name="T27" style:family="text">
      <style:text-properties officeooo:rsid="002729a4"/>
    </style:style>
    <style:style style:name="T28"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29" style:family="text">
      <style:text-properties fo:color="#0000ff" style:font-name="Arial1" fo:font-size="10pt" fo:language="en" fo:country="US" style:text-underline-style="solid" style:text-underline-width="auto" style:text-underline-color="font-color" style:font-size-asian="10pt"/>
    </style:style>
    <style:style style:name="T30" style:family="text">
      <style:text-properties fo:color="#0000ff" style:font-name="Arial1" fo:font-size="9pt" fo:language="en" fo:country="US" style:text-underline-style="solid" style:text-underline-width="auto" style:text-underline-color="font-color" style:font-size-asian="9pt"/>
    </style:style>
    <style:style style:name="T31" style:family="text">
      <style:text-properties fo:color="#0000ff" style:font-name="Courier New2" fo:font-size="7pt" fo:language="en" fo:country="US" style:text-underline-style="solid" style:text-underline-width="auto" style:text-underline-color="font-color" style:font-size-asian="7pt"/>
    </style:style>
    <style:style style:name="T32" style:family="text">
      <style:text-properties fo:color="#0000ff" style:font-name="Courier New2" fo:font-size="9pt" fo:language="en" fo:country="US" style:text-underline-style="solid" style:text-underline-width="auto" style:text-underline-color="font-color" style:font-size-asian="9pt"/>
    </style:style>
    <style:style style:name="T33"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34" style:family="text">
      <style:text-properties fo:color="#0000ff" style:font-name="Verdana" fo:font-size="7pt" fo:language="en" fo:country="US" style:text-underline-style="solid" style:text-underline-width="auto" style:text-underline-color="font-color" style:font-size-asian="7pt"/>
    </style:style>
    <style:style style:name="T35" style:family="text">
      <style:text-properties fo:color="#808080" style:font-name="Verdana" fo:font-size="7pt" fo:language="en" fo:country="US" style:font-size-asian="7pt"/>
    </style:style>
    <style:style style:name="T36" style:family="text">
      <style:text-properties fo:color="#808080" style:font-name="Verdana" fo:font-size="7pt" fo:language="en" fo:country="US" style:text-underline-style="none" style:font-size-asian="7pt"/>
    </style:style>
    <style:style style:name="T37" style:family="text">
      <style:text-properties officeooo:rsid="002958ba"/>
    </style:style>
    <style:style style:name="T38" style:family="text">
      <style:text-properties officeooo:rsid="002b369e"/>
    </style:style>
    <style:style style:name="T39" style:family="text">
      <style:text-properties fo:color="#646464" style:font-name="Monaco" fo:font-size="11pt" officeooo:rsid="002b369e" style:font-size-asian="11pt"/>
    </style:style>
    <style:style style:name="T40" style:family="text">
      <style:text-properties fo:color="#646464" style:font-name="Monaco" fo:font-size="11pt" officeooo:rsid="0031d74a" style:font-size-asian="11pt"/>
    </style:style>
    <style:style style:name="T41" style:family="text">
      <style:text-properties fo:color="#646464" style:font-name="Monaco" fo:font-size="11pt" officeooo:rsid="00337c2e" style:font-size-asian="11pt"/>
    </style:style>
    <style:style style:name="T42" style:family="text">
      <style:text-properties fo:color="#2a00ff" style:font-name="Monaco" fo:font-size="11pt" style:font-size-asian="11pt"/>
    </style:style>
    <style:style style:name="T43" style:family="text">
      <style:text-properties fo:color="#7f0055" style:font-name="Monaco" fo:font-size="11pt" fo:font-weight="bold" style:font-size-asian="11pt" style:font-weight-asian="bold"/>
    </style:style>
    <style:style style:name="T44" style:family="text">
      <style:text-properties officeooo:rsid="0034391f"/>
    </style:style>
    <style:style style:name="T45" style:family="text">
      <style:text-properties officeooo:rsid="0034cb9f"/>
    </style:style>
    <style:style style:name="T46" style:family="text">
      <style:text-properties officeooo:rsid="0039990c"/>
    </style:style>
    <style:style style:name="T47" style:family="text">
      <style:text-properties style:font-name="Arial1" fo:language="en" fo:country="US"/>
    </style:style>
    <style:style style:name="T48" style:family="text">
      <style:text-properties fo:language="en" fo:country="US" officeooo:rsid="001febe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872270720" text:id="ct872270720">
          <text:insertion>
            <office:change-info>
              <dc:creator>BJ Hargrave</dc:creator>
              <dc:date>2013-03-18T15:30:00</dc:date>
            </office:change-info>
          </text:insertion>
        </text:changed-region>
        <text:changed-region xml:id="ct898142528" text:id="ct898142528">
          <text:insertion>
            <office:change-info>
              <dc:creator>BJ Hargrave</dc:creator>
              <dc:date>2013-03-18T15:32:00</dc:date>
            </office:change-info>
          </text:insertion>
        </text:changed-region>
        <text:changed-region xml:id="ct183596336" text:id="ct183596336">
          <text:insertion>
            <office:change-info>
              <dc:creator>BJ Hargrave</dc:creator>
              <dc:date>2013-03-18T15:32:00</dc:date>
            </office:change-info>
          </text:insertion>
        </text:changed-region>
        <text:changed-region xml:id="ct898292656" text:id="ct898292656">
          <text:insertion>
            <office:change-info>
              <dc:creator>BJ Hargrave</dc:creator>
              <dc:date>2013-03-18T15:32:00</dc:date>
            </office:change-info>
          </text:insertion>
        </text:changed-region>
        <text:changed-region xml:id="ct898236224" text:id="ct898236224">
          <text:insertion>
            <office:change-info>
              <dc:creator>BJ Hargrave</dc:creator>
              <dc:date>2013-03-18T15:31:00</dc:date>
            </office:change-info>
          </text:insertion>
        </text:changed-region>
        <text:changed-region xml:id="ct864178944" text:id="ct864178944">
          <text:insertion>
            <office:change-info>
              <dc:creator>BJ Hargrave</dc:creator>
              <dc:date>2013-03-18T15:33:00</dc:date>
            </office:change-info>
          </text:insertion>
        </text:changed-region>
        <text:changed-region xml:id="ct586640944" text:id="ct586640944">
          <text:deletion>
            <office:change-info>
              <dc:creator>BJ Hargrave</dc:creator>
              <dc:date>2013-03-18T15:33:00</dc:date>
            </office:change-info>
            <text:p text:style-name="P1"><text:span text:style-name="T1">i</text:span></text:p>
          </text:deletion>
        </text:changed-region>
        <text:changed-region xml:id="ct864191408" text:id="ct864191408">
          <text:insertion>
            <office:change-info>
              <dc:creator>BJ Hargrave</dc:creator>
              <dc:date>2013-03-18T15: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7 – OSGi Package and Type Annotations</text:user-defined></text:p>
      <text:p text:style-name="Document_20_Title"><text:span text:style-name="T7">Draft<text:line-break/><text:line-break/></text:span><text:span text:style-name="T7"><text:page-count style:num-format="1">15</text:page-count></text:span><text:span text:style-name="T7"> Pages</text:span></text:p>
      <text:p text:style-name="P34"/>
      <text:p text:style-name="P35">Abstract</text:p>
      <text:p text:style-name="Abstract"><text:span text:style-name="T3">OSGi may soon move to full Java 5 language support include annotations. Some standard OSGi annotations, such as package version, type role, etc., need to be defined. This RFC proposes an initial set of standard OSGi </text:span><text:change-start text:change-id="ct872270720"/><text:span text:style-name="T46">package and type </text:span><text:change-end text:change-id="ct872270720"/><text:span text:style-name="T3">annotations</text:span>.</text:p>
      <text:h text:style-name="P82" text:outline-level="1" text:restart-numbering="true" text:start-value="-1">Document Information</text:h>
      <text:h text:style-name="P75" text:outline-level="2">License</text:h>
      <text:p text:style-name="P67">DISTRIBUTION AND FEEDBACK LICENSE, Version 2.0</text:p>
      <text:p text:style-name="P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6"/>
      <text:p text:style-name="P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6"/>
      <text:p text:style-name="P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6">NEITHER THE OSGi ALLIANCE NOR ANY THIRD PARTY WILL BE LIABLE FOR ANY DIRECT, INDIRECT, SPECIAL, INCIDENTAL OR CONSEQUENTIAL DAMAGES ARISING OUT OF OR RELATING TO ANY USE OR DISTRIBUTION OF THE DISTRIBUTION. </text:p>
      <text:p text:style-name="P46"/>
      <text:p text:style-name="P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6"/>
      <text:p text:style-name="P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6"/>
      <text:p text:style-name="P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8"/>
      <text:p text:style-name="P47">I HEREBY ACKNOWLEDGE AND AGREE TO THE TERMS AND CONDITIONS DELINEATED ABOVE.</text:p>
      <text:h text:style-name="P76" text:outline-level="2">Trademarks</text:h>
      <text:p text:style-name="P6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6" text:outline-level="2">Feedback</text:h>
      <text:p text:style-name="P69"><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5">0 Document Information<text:tab/>2</text:p>
          <text:p text:style-name="P70">0.1 License<text:tab/>2</text:p>
          <text:p text:style-name="P70">0.2 Trademarks<text:tab/>3</text:p>
          <text:p text:style-name="P70">0.3 Feedback<text:tab/>3</text:p>
          <text:p text:style-name="P70">0.4 Table of Contents<text:tab/>3</text:p>
          <text:p text:style-name="P70">0.5 Terminology and Document Conventions<text:tab/>4</text:p>
          <text:p text:style-name="P70">0.6 Revision History<text:tab/>4</text:p>
          <text:p text:style-name="P65">1 Introduction<text:tab/>4</text:p>
          <text:p text:style-name="P65">2 Application Domain<text:tab/>5</text:p>
          <text:p text:style-name="P70">2.1 Package Versioning<text:tab/>5</text:p>
          <text:p text:style-name="P70">2.2 Type Role<text:tab/>5</text:p>
          <text:p text:style-name="P81">2.2.1 Eclipse Build<text:tab/>6</text:p>
          <text:p text:style-name="P81">2.2.2 Bnd<text:tab/>6</text:p>
          <text:p text:style-name="P65">3 Problem Description<text:tab/>6</text:p>
          <text:p text:style-name="P70">3.1 Package Versioning<text:tab/>6</text:p>
          <text:p text:style-name="P70">3.2 Type Role<text:tab/>7</text:p>
          <text:p text:style-name="P65">4 Requirements<text:tab/>7</text:p>
          <text:p text:style-name="P65">5 Technical Solution<text:tab/>7</text:p>
          <text:p text:style-name="P70">5.1 Package Versioning<text:tab/>8</text:p>
          <text:p text:style-name="P81">5.1.1 Version<text:tab/>8</text:p>
          <text:p text:style-name="P70">5.2 Type Role<text:tab/>8</text:p>
          <text:p text:style-name="P81"><text:soft-page-break/>5.2.1 ProviderType<text:tab/>8</text:p>
          <text:p text:style-name="P81">5.2.2 ConsumerType<text:tab/>8</text:p>
          <text:p text:style-name="P65">6 Javadoc<text:tab/>9</text:p>
          <text:p text:style-name="P65">7 Considered Alternatives<text:tab/>14</text:p>
          <text:p text:style-name="P70">7.1 @Export<text:tab/>14</text:p>
          <text:p text:style-name="P70">7.2 Concurrency Roles<text:tab/>14</text:p>
          <text:p text:style-name="P65">8 Security Considerations<text:tab/>15</text:p>
          <text:p text:style-name="P65">9 Document Support<text:tab/>15</text:p>
          <text:p text:style-name="P70">9.1 References<text:tab/>15</text:p>
          <text:p text:style-name="P70">9.2 Author’s Address<text:tab/>15</text:p>
          <text:p text:style-name="P70">9.3 Acronyms and Abbreviations<text:tab/>15</text:p>
          <text:p text:style-name="P70">9.4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8">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3">Revision</text:p>
            </table:table-cell>
            <table:table-cell table:style-name="Table1.A1" office:value-type="string">
              <text:p text:style-name="P33">Date</text:p>
            </table:table-cell>
            <table:table-cell table:style-name="Table1.C1" office:value-type="string">
              <text:p text:style-name="P33">Comments</text:p>
            </table:table-cell>
          </table:table-row>
        </table:table-header-rows>
        <table:table-row table:style-name="Table1.2">
          <table:table-cell table:style-name="Table1.A1" office:value-type="string">
            <text:p text:style-name="P25">Initial</text:p>
          </table:table-cell>
          <table:table-cell table:style-name="Table1.A1" office:value-type="string">
            <text:p text:style-name="P25">March, 2013</text:p>
          </table:table-cell>
          <table:table-cell table:style-name="Table1.C1" office:value-type="string">
            <text:p text:style-name="P25">David Bosschaert, Red Hat, initial version.</text:p>
          </table:table-cell>
        </table:table-row>
        <table:table-row table:style-name="Table1.2">
          <table:table-cell table:style-name="Table1.A3" office:value-type="string">
            <text:p text:style-name="P26"><text:span text:style-name="T3">2</text:span><text:span text:style-name="T9">nd</text:span><text:span text:style-name="T3"> draft</text:span></text:p>
          </table:table-cell>
          <table:table-cell table:style-name="Table1.A3" office:value-type="string">
            <text:p text:style-name="P28">5 March 2013</text:p>
          </table:table-cell>
          <table:table-cell table:style-name="Table1.C3" office:value-type="string">
            <text:p text:style-name="P28">Repurpose the RFC as the initial set of standard OSGi annotations.</text:p>
          </table:table-cell>
        </table:table-row>
        <table:table-row table:style-name="Table1.2">
          <table:table-cell table:style-name="Table1.A3" office:value-type="string">
            <text:p text:style-name="P27"><text:change-start text:change-id="ct898142528"/><text:span text:style-name="T46">3</text:span><text:span text:style-name="T10">rd</text:span><text:span text:style-name="T46"> draft</text:span><text:change-end text:change-id="ct898142528"/></text:p>
          </table:table-cell>
          <table:table-cell table:style-name="Table1.A3" office:value-type="string">
            <text:p text:style-name="P29"><text:change-start text:change-id="ct183596336"/>18 March 2013<text:change-end text:change-id="ct183596336"/></text:p>
          </table:table-cell>
          <table:table-cell table:style-name="Table1.C3" office:value-type="string">
            <text:p text:style-name="P29"><text:change-start text:change-id="ct898292656"/>Change RFC name to be more explicit about its purpose.<text:change-end text:change-id="ct898292656"/></text:p>
          </table:table-cell>
        </table:table-row>
      </table:table>
      <text:p text:style-name="Body"/>
      <text:h text:style-name="Heading_20_1" text:outline-level="1">Introduction</text:h>
      <text:p text:style-name="P5"><text:span text:style-name="T3">There are several OSGi concepts that </text:span><text:span text:style-name="T11">would</text:span><text:span text:style-name="T3"> be useful to express in Java source code such as package versions, the role of a type (producer or consumer) in a package. To date, there has been no OSGi standard way of expressing these things in the Java source code. OSGi will soon move to full Java 5 language feature support including annotations. When Java 6 reaches end-of-life and OSGi moves to Java 7, javac will no longer support </text:span><text:soft-page-break/><text:span text:style-name="T3">the </text:span><text:span text:style-name="T25">-target jsr14</text:span><text:span text:style-name="T3"> option. So when we transition to -target 1.5, we will be able to use standard Java annotations like @Override and @Deprecated. We will also be able to define and use standard OSGi </text:span><text:change-start text:change-id="ct898236224"/><text:span text:style-name="T46">package and type </text:span><text:change-end text:change-id="ct898236224"/><text:span text:style-name="T3">annotations.</text:span></text:p>
      <text:h text:style-name="Heading_20_1" text:outline-level="1">Application Domain</text:h>
      <text:h text:style-name="P71" text:outline-level="2">Package Versioning</text:h>
      <text:p text:style-name="P5"><text:span text:style-name="T3">Package versioning is a key part of OSGi development. In the OSGi Alliance we carefully version our packages. </text:span><text:span text:style-name="T6">Others also need to version their packages. The current version number of a package must be recorded.</text:span><text:span text:style-name="T3"> </text:span><text:span text:style-name="T6">JDK has </text:span><text:span text:style-name="T6">the package-info.java source file which contains package level information such as documentation and annotations but there is no standard package version annotation.</text:span></text:p>
      <text:h text:style-name="P71" text:outline-level="2">Type Role</text:h>
      <text:p text:style-name="P6"><text:span text:style-name="T3">One of the key concepts in OSGi is the practice of Semantic Versioning. This is described in more details in the Semantic Versioning White-paper </text:span><text:span text:style-name="T3"><text:bookmark-ref text:reference-format="number" text:ref-name="__RefNumPara__264_1499409451">[3].</text:bookmark-ref></text:span><text:span text:style-name="T3"> Part of the Semantic Versioning mechanics concern whether an API is implemented by providers of the technology or by consumers of the technology. This distinction governs how the version of this API is updated given a change to the Interface. </text:span></text:p>
      <text:p text:style-name="P6">OSGi bundles describe their bundle and package versions in the Bundle Manifest. The following is an example:</text:p>
      <text:p text:style-name="P36">Bundle-ManifestVersion: 2<text:line-break/>Bundle-SymbolicName: test.bundle<text:line-break/>Bundle-Version: 2.7.1.Final<text:line-break/>Export-Package: org.acme.foo; version="1.7"</text:p>
      <text:p text:style-name="P6">The bundle version itself is 2.7.1.Final, but the version of the org.acme.foo package inside the bundle is 1.7. Assume that the bundle contains a Java <text:span text:style-name="T6">type</text:span> org.acme.foo.Bar:</text:p>
      <text:p text:style-name="P36">package org.acme.foo;<text:line-break/><text:line-break/>public interface Bar {<text:line-break/> <text:s/>void operation();<text:line-break/>}</text:p>
      <text:p text:style-name="P6">Modifying this interface will always result in a version change to a certain degree, but especially when adding a new method to the interface the role of the <text:span text:style-name="T6">type</text:span> becomes significant in relation to how the <text:span text:style-name="T6">package </text:span>version changes. Assume the following modification to the Bar interface:</text:p>
      <text:p text:style-name="P36">package org.acme.foo;<text:line-break/><text:line-break/>public interface Bar {<text:line-break/> <text:s/>void operation();<text:line-break/> <text:s/>void operation2();<text:line-break/>}</text:p>
      <text:p text:style-name="P6">This modification is not <text:span text:style-name="T4">source</text:span> compatible with any existing implementors of the Bar interface (compilation will fail because the operation2() method was added), but it is <text:span text:style-name="T4">binary</text:span> compatible with users of the Bar interface. Existing users will not be aware of the new operation and will continue to function.</text:p>
      <text:p text:style-name="P6"><text:soft-page-break/>How this change affects the version number of the exported org.acme.foo package depends on the <text:span text:style-name="T4">role</text:span> of the Bar <text:span text:style-name="T6">type</text:span>.</text:p>
      <text:p text:style-name="P6">If the Bar interface is only implemented by providers of the technology with which Bar is associated then consumers will continue to work. For example, if the Bar interface is used for a service registered in the OSGi Service registry and this service is provided as part of the technology of which Bar is part, then consumers of this service will continue to function given the change above. In this case the version of the org.acme.foo package will have its minor number increased to become 1.8.</text:p>
      <text:p text:style-name="P6">However, if the interface is to be implemented by consumers of the technology the impact of the change above is much larger as a change as it will cause compilation errors for all the consumers. Examples where an interface is to be implemented by a consumer is where the consumer provides a callback object via an API or where the consumer registers a service implementing this API in the Service Registry which is then picked up by the technology to be handled. The latter is know as the Whiteboard Pattern.</text:p>
      <text:p text:style-name="P6">Tools such as BND, the Eclipse Build system and the Aries Versioning Plugin have ways to manage version number changes automatically and some of these provide means to mark an interface to be either implemented by consumers or providers.</text:p>
      <text:h text:style-name="P77" text:outline-level="3">Eclipse Build</text:h>
      <text:p text:style-name="P6">The Eclipse Build and the OSGi internal build system use a Javadoc taglet to mark an interface as not being implemented by consumers. Interfaces without this taglet are assumed to be implemented by consumers.</text:p>
      <text:p text:style-name="P36">/**<text:line-break/> * @noimplement<text:line-break/> */<text:line-break/>public interface Foo {<text:line-break/> <text:s/>...</text:p>
      <text:p text:style-name="P6">The Eclipse build system provides a mechanism to transfer this information to the binary bundle by preserving this metadata in a .api_description file.</text:p>
      <text:h text:style-name="P77" text:outline-level="3">Bnd</text:h>
      <text:p text:style-name="P16">Bnd also provides a mechanism to specify the role of an interface. This is done using annotations. The @aQute.bnd.annotation.ProviderType an @aQute.bnd.annotation.ConsumerType annotations can be added to interface types to declare their role. These annotations have retention policy CLASS, which means that they introduce a compile-time dependency, but no runtime dependency. The information can however be read by tools that process the .class files of these interfaces.</text:p>
      <text:h text:style-name="Heading_20_1" text:outline-level="1">Problem Description</text:h>
      <text:h text:style-name="P72" text:outline-level="2">Package Versioning</text:h>
      <text:p text:style-name="P6"><text:span text:style-name="T6">T</text:span><text:span text:style-name="T3">he</text:span><text:span text:style-name="T6">re</text:span><text:span text:style-name="T3"> is no OSGi standard mechanism to declare a package version in source code. We currently use a </text:span><text:span text:style-name="T25">packageinfo</text:span><text:span text:style-name="T3"> file which is a format defined by bnd. </text:span><text:span text:style-name="T6">All package maintainers need a standard way to record the current version of a package. </text:span></text:p>
      <text:h text:style-name="P72" text:outline-level="2"><text:soft-page-break/>Type Role</text:h>
      <text:p text:style-name="P6"><text:span text:style-name="T3">Today there is no </text:span><text:span text:style-name="T5">OSGi </text:span><text:span text:style-name="T3">standard way to express the role of a given interface, which makes it impossible to write portable tools that handle versioning </text:span><text:span text:style-name="T5">of packages over their long-term life cycle.</text:span></text:p>
      <text:p text:style-name="Body">At this point in time there seem to be two prevalent ways of declaring the role of an exported interface. Given a particular bundle, finding out the role of a certain interface is challenging <text:span text:style-name="T6">since </text:span>the presence of this information depends on the build system used. Moreover it may not be present at all as other build systems being used do not record this information at present.</text:p>
      <text:p text:style-name="Body">A common mechanism to specify and inspect the role of an interface needs to be specified so that tools and humans have a well-defined way of learning about the role of a given exported interface in an OSGi bundle.</text:p>
      <text:h text:style-name="Heading_20_1" text:outline-level="1">Requirements</text:h>
      <text:p text:style-name="Body"><text:span text:style-name="T6">A</text:span>01 – The solution MUST provide a mechanism to describe the Role of a <text:span text:style-name="T6">type</text:span> in a bundle.</text:p>
      <text:p text:style-name="Body"><text:span text:style-name="T6">A</text:span>02 – The solution MUST allow the specification of the following roles: implemented by consumers, implemented by providers.</text:p>
      <text:p text:style-name="Body"><text:span text:style-name="T6">A</text:span>03 – The solution MUST make it possible to find out the role of a <text:span text:style-name="T6">type </text:span>without the need to have access to the <text:span text:style-name="T6">type's</text:span> source code.</text:p>
      <text:p text:style-name="Body"><text:span text:style-name="T6">A</text:span>04 – The solution MUST make the Role information accessible in such a way that it can be read by tools.</text:p>
      <text:p text:style-name="P9">A05 – The solution MUST provide a mechanism to describe the version of a package.</text:p>
      <text:p text:style-name="P6"><text:span text:style-name="T6">A06 </text:span><text:span text:style-name="T6">–</text:span><text:span text:style-name="T6"> The solution MUST allow the information to be place in the Java source files next to the package or type declaration.</text:span></text:p>
      <text:p text:style-name="P9">A07 – The solution MUST NOT require the use of special “side” files or source processing tools to make the information available to other tools after compilation.</text:p>
      <text:p text:style-name="P18">A08 – The solution MUST NOT require the presence of any annotations at runtime or the presence of any annotation at compile-time when compiling against marked types.</text:p>
      <text:h text:style-name="Heading_20_1" text:outline-level="1">Technical Solution</text:h>
      <text:p text:style-name="P17"><text:span text:style-name="T37">Annotations will be use</text:span><text:span text:style-name="T44">d</text:span><text:span text:style-name="T37"> as the solution. This will allow the use of existing tooling for compiling and reading annotations. The annotation information will be stored directly in class files </text:span><text:span text:style-name="T12">which avoid the need for “side” files and keeping them in sync with the source files.</text:span></text:p>
      <text:p text:style-name="P17"><text:span text:style-name="T12">CLASS retention will be used </text:span><text:span text:style-name="T13">to keep the information in the class files while avoiding the need </text:span><text:span text:style-name="T14">for</text:span><text:span text:style-name="T13"> the annotation types at runtime or when compiling classes </text:span><text:span text:style-name="T14">referencing</text:span><text:span text:style-name="T13"> the annotated types.</text:span></text:p>
      <text:h text:style-name="Heading_20_2" text:outline-level="2"><text:soft-page-break/>Package Versioning</text:h>
      <text:p text:style-name="P10"><text:span text:style-name="T38">The org.osgi.annotation.versioning.Version package annotation is defined. It can be applied to the package declaration in package-info.java </text:span><text:span text:style-name="T45">to specify the version of the package</text:span><text:span text:style-name="T38">. </text:span></text:p>
      <text:h text:style-name="P78" text:outline-level="3">Version</text:h>
      <text:p text:style-name="P12">Specify the version of a package.</text:p>
      <text:p text:style-name="P12">This annotation is not retained at runtime. It is for use by tools to generate bundle manifests or otherwise process the version of a package.</text:p>
      <text:p text:style-name="P13">For example:</text:p>
      <text:p text:style-name="P37"><text:span text:style-name="T39">@Version</text:span><text:span text:style-name="T15">(</text:span><text:span text:style-name="T42">"1.0"</text:span><text:span text:style-name="T15">)</text:span></text:p>
      <text:p text:style-name="P40"><text:span text:style-name="T43">package</text:span><text:span text:style-name="T15"> org.osgi.annotation.versioning;</text:span></text:p>
      <text:p text:style-name="P14"/>
      <text:h text:style-name="P73" text:outline-level="2">Type Role</text:h>
      <text:p text:style-name="P19">Two type annotations are defined. org.osgi.annotation.versioning.ProducerType is used to mark a type as being implemented by the producer role and org.osgi.annotation.versioning.ConsumerType is used to mark a type as being implemented by the consumer role.</text:p>
      <text:h text:style-name="P79" text:outline-level="3">ProviderType</text:h>
      <text:p text:style-name="P20">A type implemented by the Provider Role.</text:p>
      <text:p text:style-name="P20">A non-binary compatible change to a provider type normally requires incrementing the minor version of the type's package. This change will require all providers to be updated to handle the change, but consumers of that package will not require changes since they only use, and do not implement, the provider type.</text:p>
      <text:p text:style-name="P20">A type can be marked ConsumerType or ProviderType but not both. A type is assumed to be ConsumerType it is not marked either ConsumerType or ProviderType.</text:p>
      <text:p text:style-name="P20">This annotation is not retained at runtime. It is for use by tools to understand the semantic version of a package. When a bundle implements a provider type from an imported package, then the bundle's import range for that package must require the package's exact major and minor version.</text:p>
      <text:p text:style-name="P21">For example:</text:p>
      <text:p text:style-name="P39">@ProviderType</text:p>
      <text:p text:style-name="P40"><text:span text:style-name="T43">public</text:span><text:span text:style-name="T15"> </text:span><text:span text:style-name="T43">interface</text:span><text:span text:style-name="T15"> SomeInterface</text:span></text:p>
      <text:p text:style-name="P21"/>
      <text:h text:style-name="P79" text:outline-level="3">ConsumerType</text:h>
      <text:p text:style-name="P22">A type implemented by the Consumer Role.</text:p>
      <text:p text:style-name="P22">A non-binary compatible change to a consumer type normally requires incrementing the major version of the type's package. This change will require all providers and all consumers to be updated to handle the change since consumers implement the consumer type and all providers must understand the change in the consumer type.</text:p>
      <text:p text:style-name="P22">A type can be marked ConsumerType or ProviderType but not both. A type is assumed to be ConsumerType it is not marked either ConsumerType or ProviderType.</text:p>
      <text:p text:style-name="P22">This annotation is not retained at runtime. It is for use by tools to understand the semantic version of a package. When a bundle implements a consumer type from an imported package, then the bundle's import range for that package must require the exact major version and a minor version greater than or equal to the package's version.</text:p>
      <text:p text:style-name="P23"><text:soft-page-break/>For example:</text:p>
      <text:p text:style-name="P38"><text:span text:style-name="T40">@</text:span><text:span text:style-name="T41">Consum</text:span><text:span text:style-name="T40">erType</text:span></text:p>
      <text:p text:style-name="P40"><text:span text:style-name="T43">public</text:span><text:span text:style-name="T15"> </text:span><text:span text:style-name="T43">interface</text:span><text:span text:style-name="T15"> SomeInterface</text:span></text:p>
      <text:p text:style-name="P23"/>
      <text:h text:style-name="Heading_20_1" text:outline-level="1">Javadoc</text:h>
      <text:section text:style-name="Sect1" text:name="Javadoc" text:protected="true">
        <text:section-source xlink:href="../javadoc.rtf" text:filter-name="Rich Text Format"/>
        <text:p text:style-name="P49"><text:span text:style-name="T47">OSGi Javadoc</text:span></text:p>
        <text:p text:style-name="Standard"><text:span text:style-name="T16">3/7/13 11:13 A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1"><text:span text:style-name="Summary_20_Heading_20_Font"><text:span text:style-name="T18">Package Summary</text:span></text:span></text:p>
            </table:table-cell>
            <table:covered-table-cell/>
            <table:table-cell table:style-name="Table4.A1" office:value-type="string">
              <text:p text:style-name="P50"><text:span text:style-name="Page_20_Reference_20_Font"><text:span text:style-name="T17">Page</text:span></text:span></text:p>
            </table:table-cell>
          </table:table-row>
          <table:table-row table:style-name="Table4.1">
            <table:table-cell table:style-name="Table4.A2" office:value-type="string">
              <text:p text:style-name="P41"><text:a xlink:type="simple" xlink:href="file:///l%22r3"><text:span text:style-name="Internet_20_link"><text:span text:style-name="T28">org.osgi.annotation.versioning</text:span></text:span></text:a></text:p>
            </table:table-cell>
            <table:table-cell table:style-name="Table4.B2" office:value-type="string">
              <text:p text:style-name="P41"><text:span text:style-name="T19">OSGi Versioning Annotations Package Version 1.0.</text:span></text:p>
            </table:table-cell>
            <table:table-cell table:style-name="Table4.C2" office:value-type="string">
              <text:p text:style-name="P50"><text:bookmark-ref text:reference-format="page" text:ref-name="">Error: Reference source not found</text:bookmark-ref></text:p>
            </table:table-cell>
          </table:table-row>
        </table:table>
        <text:p text:style-name="P52"><text:bookmark text:name="r3"/><text:span text:style-name="T21">Package org.osgi.annotation.versioning</text:span></text:p>
        <text:p text:style-name="P53"><text:a xlink:type="simple" xlink:href="file:///l%22r7"><text:span text:style-name="Internet_20_link"><text:span text:style-name="T31">@Version</text:span></text:span></text:a><text:span text:style-name="Code_20_Small"><text:span text:style-name="T22">(</text:span></text:span><text:a xlink:type="simple" xlink:href="file:///l%22r6"><text:span text:style-name="Internet_20_link"><text:span text:style-name="T31">value</text:span></text:span></text:a><text:span text:style-name="Code_20_Small"><text:span text:style-name="T22">="1.0")</text:span></text:span></text:p>
        <text:p text:style-name="P53"><text:span text:style-name="T19">OSGi Versioning Annotations Package Version 1.0.</text:span></text:p>
        <text:p text:style-name="P53"><text:span text:style-name="T19">See:</text:span></text:p>
        <text:p text:style-name="P60"><text:a xlink:type="simple" xlink:href="file:///l%22r2"><text:span text:style-name="Internet_20_link"><text:span text:style-name="T29">Description</text:spa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1"><text:span text:style-name="Summary_20_Heading_20_Font1"><text:span text:style-name="T18">Annotation Types Summary</text:span></text:span></text:p>
            </table:table-cell>
            <table:covered-table-cell/>
            <table:table-cell table:style-name="Table5.A1" office:value-type="string">
              <text:p text:style-name="P50"><text:span text:style-name="Page_20_Reference_20_Font"><text:span text:style-name="T17">Page</text:span></text:span></text:p>
            </table:table-cell>
          </table:table-row>
          <table:table-row table:style-name="Table5.1">
            <table:table-cell table:style-name="Table5.A2" office:value-type="string">
              <text:p text:style-name="P41"><text:a xlink:type="simple" xlink:href="file:///l%22r4"><text:span text:style-name="Internet_20_link"><text:span text:style-name="T28">ConsumerType</text:span></text:span></text:a></text:p>
            </table:table-cell>
            <table:table-cell table:style-name="Table5.B2" office:value-type="string">
              <text:p text:style-name="P41"><text:span text:style-name="T19">A type implemented by the Consumer Role.</text:span></text:p>
            </table:table-cell>
            <table:table-cell table:style-name="Table5.C2" office:value-type="string">
              <text:p text:style-name="P50"><text:bookmark-ref text:reference-format="page" text:ref-name="">Error: Reference source not found</text:bookmark-ref></text:p>
            </table:table-cell>
          </table:table-row>
          <table:table-row table:style-name="Table5.1">
            <table:table-cell table:style-name="Table5.A3" office:value-type="string">
              <text:p text:style-name="P51"><text:a xlink:type="simple" xlink:href="file:///l%22r5"><text:span text:style-name="Internet_20_link"><text:span text:style-name="T28">ProviderType</text:span></text:span></text:a></text:p>
            </table:table-cell>
            <table:table-cell table:style-name="Table5.B3" office:value-type="string">
              <text:p text:style-name="P51"><text:span text:style-name="T19">A type implemented by the Provider Role.</text:span></text:p>
            </table:table-cell>
            <table:table-cell table:style-name="Table5.C3" office:value-type="string">
              <text:p text:style-name="P50"><text:bookmark-ref text:reference-format="page" text:ref-name="">Error: Reference source not found</text:bookmark-ref></text:p>
            </table:table-cell>
          </table:table-row>
          <table:table-row table:style-name="Table5.1">
            <table:table-cell table:style-name="Table5.A4" office:value-type="string">
              <text:p text:style-name="P51"><text:a xlink:type="simple" xlink:href="file:///l%22r7"><text:span text:style-name="Internet_20_link"><text:span text:style-name="T28">Version</text:span></text:span></text:a></text:p>
            </table:table-cell>
            <table:table-cell table:style-name="Table5.B4" office:value-type="string">
              <text:p text:style-name="P51"><text:span text:style-name="T19">Specify the version of a package.</text:span></text:p>
            </table:table-cell>
            <table:table-cell table:style-name="Table5.C4" office:value-type="string">
              <text:p text:style-name="P50"><text:bookmark-ref text:reference-format="page" text:ref-name="">Error: Reference source not found</text:bookmark-ref></text:p>
            </table:table-cell>
          </table:table-row>
        </table:table>
        <text:p text:style-name="Standard"><text:bookmark text:name="r2"/><text:span text:style-name="T21">Package org.osgi.annotation.versioning Description</text:span></text:p>
        <text:p text:style-name="P54"><text:span text:style-name="T19">OSGi Versioning Annotations Package Version 1.0.</text:span></text:p>
        <text:p text:style-name="P55"><text:span text:style-name="T19">This package is not used at runtime.</text:span></text:p>
        <text:p text:style-name="Standard"><text:span text:style-name="T19">See Also:</text:span></text:p>
        <text:p text:style-name="P59"><text:a xlink:type="simple" xlink:href="http://www.osgi.org/wiki/uploads/Links/SemanticVersioning.pdf"><text:span text:style-name="Internet_20_link"><text:span text:style-name="T29">Semantic Versioning</text:span></text:span></text:a></text:p>
        <text:p text:style-name="P56"><text:bookmark text:name="r4"/><text:span text:style-name="T21">Annotation Type ConsumerType</text:span></text:p>
        <text:p text:style-name="Standard"><text:a xlink:type="simple" xlink:href="file:///l%22r3"><text:span text:style-name="Internet_20_link"><text:span text:style-name="T30">org.osgi.annotation.versioning</text:span></text:span></text:a></text:p>
        <text:p text:style-name="P43"/>
        <text:p text:style-name="P44"><text:span text:style-name="Code_20_Small1"><text:span text:style-name="T23">@Documented</text:span></text:span><text:line-break/><text:span text:style-name="Code_20_Small1"><text:span text:style-name="T23">@Retention(value=RetentionPolicy.CLASS)</text:span></text:span><text:line-break/><text:span text:style-name="Code_20_Small1"><text:span text:style-name="T23">@Target(value=ElementType.TYPE)</text:span></text:span><text:line-break/><text:span text:style-name="Code2"><text:span text:style-name="T24">public @interface ConsumerType</text:span></text:span></text:p>
        <text:p text:style-name="Standard"><text:span text:style-name="T19">A type implemented by the Consumer Role.</text:span></text:p>
        <text:p text:style-name="Standard"><text:span text:style-name="T19">A non-binary compatible change to a consumer type normally requires incrementing the major version of the type's package. This change will require all providers and all consumers to be updated to handle the change since consumers implement the consumer type and all providers must understand the change in the consumer type.</text:span></text:p>
        <text:p text:style-name="Standard"><text:span text:style-name="T19">A type can be marked </text:span><text:a xlink:type="simple" xlink:href="file:///l%22r4"><text:span text:style-name="Internet_20_link"><text:span text:style-name="T32">ConsumerType</text:span></text:span></text:a><text:span text:style-name="Default_20_Paragraph_20_Font"><text:span text:style-name="T20"> or </text:span></text:span><text:a xlink:type="simple" xlink:href="file:///l%22r5"><text:span text:style-name="Internet_20_link"><text:span text:style-name="T32">ProviderType</text:span></text:span></text:a><text:span text:style-name="Default_20_Paragraph_20_Font"><text:span text:style-name="T20"> but not both. A type is assumed to be </text:span></text:span><text:a xlink:type="simple" xlink:href="file:///l%22r4"><text:span text:style-name="Internet_20_link"><text:span text:style-name="T32">ConsumerType</text:span></text:span></text:a><text:span text:style-name="Default_20_Paragraph_20_Font"><text:span text:style-name="T20"> it is not marked either </text:span></text:span><text:a xlink:type="simple" xlink:href="file:///l%22r4"><text:span text:style-name="Internet_20_link"><text:span text:style-name="T32">ConsumerType</text:span></text:span></text:a><text:span text:style-name="Default_20_Paragraph_20_Font"><text:span text:style-name="T20"> or </text:span></text:span><text:a xlink:type="simple" xlink:href="file:///l%22r5"><text:span text:style-name="Internet_20_link"><text:span text:style-name="T32">ProviderType</text:span></text:span></text:a><text:span text:style-name="Default_20_Paragraph_20_Font"><text:span text:style-name="T20">.</text:span></text:span></text:p>
        <text:p text:style-name="Standard"><text:span text:style-name="T19">This annotation is not retained at runtime. It is for use by tools to understand the semantic version of a package. When a bundle implements a consumer type from an imported package, then the bundle's import range for that package must require the exact major version and a minor version greater than or equal to the package's version.</text:span></text:p>
        <text:p text:style-name="Standard"><text:span text:style-name="T19">See Also:</text:span></text:p>
        <text:p text:style-name="P59"><text:a xlink:type="simple" xlink:href="http://www.osgi.org/wiki/uploads/Links/SemanticVersioning.pdf"><text:span text:style-name="Internet_20_link"><text:span text:style-name="T29">Semantic Versioning</text:span></text:span></text:a></text:p>
        <text:p text:style-name="P57"><text:bookmark text:name="r5"/><text:span text:style-name="T21">Annotation Type ProviderType</text:span></text:p>
        <text:p text:style-name="Standard"><text:a xlink:type="simple" xlink:href="file:///l%22r3"><text:span text:style-name="Internet_20_link"><text:span text:style-name="T30">org.osgi.annotation.versioning</text:span></text:span></text:a></text:p>
        <text:p text:style-name="P43"/>
        <text:p text:style-name="P44"><text:span text:style-name="Code_20_Small1"><text:span text:style-name="T23">@Documented</text:span></text:span><text:line-break/><text:span text:style-name="Code_20_Small1"><text:span text:style-name="T23">@Retention(value=RetentionPolicy.CLASS)</text:span></text:span><text:line-break/><text:span text:style-name="Code_20_Small1"><text:span text:style-name="T23">@Target(value=ElementType.TYPE)</text:span></text:span><text:line-break/><text:span text:style-name="Code2"><text:span text:style-name="T24">public @interface ProviderType</text:span></text:span></text:p>
        <text:p text:style-name="Standard"><text:span text:style-name="T19">A type implemented by the Provider Role.</text:span></text:p>
        <text:p text:style-name="Standard"><text:span text:style-name="T19">A non-binary compatible change to a provider type normally requires incrementing the minor version of the type's package. This change will require all providers to be updated to handle the change, but consumers of that package will not require changes since they only use, and do not implement, the provider type.</text:span></text:p>
        <text:p text:style-name="Standard"><text:span text:style-name="T19">A type can be marked </text:span><text:a xlink:type="simple" xlink:href="file:///l%22r4"><text:span text:style-name="Internet_20_link"><text:span text:style-name="T32">ConsumerType</text:span></text:span></text:a><text:span text:style-name="Default_20_Paragraph_20_Font"><text:span text:style-name="T20"> or </text:span></text:span><text:a xlink:type="simple" xlink:href="file:///l%22r5"><text:span text:style-name="Internet_20_link"><text:span text:style-name="T32">ProviderType</text:span></text:span></text:a><text:span text:style-name="Default_20_Paragraph_20_Font"><text:span text:style-name="T20"> but not both. A type is assumed to be </text:span></text:span><text:a xlink:type="simple" xlink:href="file:///l%22r4"><text:span text:style-name="Internet_20_link"><text:span text:style-name="T32">ConsumerType</text:span></text:span></text:a><text:span text:style-name="Default_20_Paragraph_20_Font"><text:span text:style-name="T20"> it is not marked either </text:span></text:span><text:a xlink:type="simple" xlink:href="file:///l%22r4"><text:span text:style-name="Internet_20_link"><text:span text:style-name="T32">ConsumerType</text:span></text:span></text:a><text:span text:style-name="Default_20_Paragraph_20_Font"><text:span text:style-name="T20"> or </text:span></text:span><text:a xlink:type="simple" xlink:href="file:///l%22r5"><text:span text:style-name="Internet_20_link"><text:span text:style-name="T32">ProviderType</text:span></text:span></text:a><text:span text:style-name="Default_20_Paragraph_20_Font"><text:span text:style-name="T20">.</text:span></text:span></text:p>
        <text:p text:style-name="Standard"><text:span text:style-name="T19">This annotation is not retained at runtime. It is for use by tools to understand the semantic version of a package. When a bundle implements a provider type from an imported package, then the bundle's import range for that package must require the package's exact major and minor version.</text:span></text:p>
        <text:p text:style-name="Standard"><text:span text:style-name="T19">See Also:</text:span></text:p>
        <text:p text:style-name="P59"><text:a xlink:type="simple" xlink:href="http://www.osgi.org/wiki/uploads/Links/SemanticVersioning.pdf"><text:span text:style-name="Internet_20_link"><text:span text:style-name="T29">Semantic Versioning</text:span></text:span></text:a></text:p>
        <text:p text:style-name="P58"><text:bookmark text:name="r7"/><text:span text:style-name="T21">Annotation Type Version</text:span></text:p>
        <text:p text:style-name="Standard"><text:a xlink:type="simple" xlink:href="file:///l%22r3"><text:span text:style-name="Internet_20_link"><text:span text:style-name="T30">org.osgi.annotation.versioning</text:span></text:span></text:a></text:p>
        <text:p text:style-name="P43"/>
        <text:p text:style-name="P44"><text:span text:style-name="Code_20_Small1"><text:span text:style-name="T23">@Documented</text:span></text:span><text:line-break/><text:span text:style-name="Code_20_Small1"><text:span text:style-name="T23">@Retention(value=RetentionPolicy.CLASS)</text:span></text:span><text:line-break/><text:span text:style-name="Code_20_Small1"><text:span text:style-name="T23">@Target(value=ElementType.PACKAGE)</text:span></text:span><text:line-break/><text:span text:style-name="Code2"><text:span text:style-name="T24">public @interface Version</text:span></text:span></text:p>
        <text:p text:style-name="Standard"><text:span text:style-name="T19">Specify the version of a package.</text:span></text:p>
        <text:p text:style-name="Standard"><text:span text:style-name="T19">This annotation is not retained at runtime. It is for use by tools to generate bundle manifests or otherwise process the version of a package.</text:span></text:p>
        <text:p text:style-name="Standard"><text:span text:style-name="T19">See Also:</text:span></text:p>
        <text:p text:style-name="P59"><text:a xlink:type="simple" xlink:href="http://www.osgi.org/wiki/uploads/Links/SemanticVersioning.pdf"><text:span text:style-name="Internet_20_link"><text:span text:style-name="T29">Semantic Versioning</text:span></text:span></text:a></text:p>
        <text:p text:style-name="P4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41"><text:span text:style-name="Summary_20_Heading_20_Font2"><text:span text:style-name="T18">Required Element Summary</text:span></text:span></text:p>
            </table:table-cell>
            <table:covered-table-cell/>
            <table:table-cell table:style-name="Table6.A1" office:value-type="string">
              <text:p text:style-name="P63"><text:span text:style-name="Page_20_Reference_20_Font"><text:span text:style-name="T17">Page</text:span></text:span></text:p>
            </table:table-cell>
          </table:table-row>
          <table:table-row table:style-name="Table6.1">
            <table:table-cell table:style-name="Table6.A2" office:value-type="string">
              <text:p text:style-name="P45"><text:span text:style-name="Code_20_Small1"><text:span text:style-name="T23">String</text:span></text:span></text:p>
            </table:table-cell>
            <table:table-cell table:style-name="Table6.B2" office:value-type="string">
              <text:p text:style-name="P41"><text:a xlink:type="simple" xlink:href="file:///l%22r6"><text:span text:style-name="Internet_20_link"><text:span text:style-name="T33">value</text:span></text:span></text:a></text:p>
              <text:p text:style-name="P61"><text:span text:style-name="T19">The version of the annotated package.</text:span></text:p>
            </table:table-cell>
            <table:table-cell table:style-name="Table6.C2" office:value-type="string">
              <text:p text:style-name="P62"><text:bookmark-ref text:reference-format="page" text:ref-name="">Error: Reference source not found</text:bookmark-ref></text:p>
            </table:table-cell>
          </table:table-row>
        </table:table>
        <text:p text:style-name="Detail_20_Heading"><text:span text:style-name="T21">Element Detail</text:span></text:p>
        <text:p text:style-name="Detail_20_Heading"><text:bookmark text:name="r6"/><text:span text:style-name="T21">value</text:span></text:p>
        <text:p text:style-name="P44"><text:span text:style-name="Code2"><text:span text:style-name="T24">public abstract String value</text:span></text:span></text:p>
        <text:p text:style-name="P59"><text:span text:style-name="T19">The version of the annotated package.</text:span></text:p>
        <text:p text:style-name="P59"><text:span text:style-name="T19">The version must be a valid OSGi version string.</text:span></text:p>
        <text:section text:style-name="Sect1" text:name="TextSection">
          <text:p text:style-name="P64"><text:span text:style-name="T35">Java API documentation generated with </text:span><text:a xlink:type="simple" xlink:href="http://www.filigris.com/products/docflex_javadoc/#docflex-doclet"><text:span text:style-name="Internet_20_link"><text:span text:style-name="T34">DocFlex/Doclet</text:span></text:span></text:a><text:span text:style-name="Default_20_Paragraph_20_Font"><text:span text:style-name="T36"> v1.5.6</text:span></text:span></text:p>
          <text:p text:style-name="Standard"><text:span text:style-name="T35">DocFlex/Doclet is both a multi-format Javadoc doclet and a free edition of </text:span><text:a xlink:type="simple" xlink:href="http://www.filigris.com/products/docflex_javadoc/"><text:span text:style-name="Internet_20_link"><text:span text:style-name="T34">DocFlex/Javadoc</text:span></text:span></text:a><text:span text:style-name="Default_20_Paragraph_20_Font"><text:span text:style-name="T36">.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34">www.docflex.com</text:span></text:span></text:a></text:p>
        </text:section>
      </text:section>
      <text:p text:style-name="P11"/>
      <text:p text:style-name="P11"/>
      <text:h text:style-name="Heading_20_1" text:outline-level="1">Considered Alternatives</text:h>
      <text:h text:style-name="P71" text:outline-level="2">@Export</text:h>
      <text:p text:style-name="P8"><text:span text:style-name="T3">@Export from bnd was suggested </text:span><text:span text:style-name="T3">as a possible OSGi annotation. </text:span><text:span text:style-name="T26">The @Export annotation seems to handle many things. It allows mandatory and non-mandatory attributes to be specified. But this sort of information does not seem to be an inherent pat of a package but rather a decision of the bundle exporting the package.</text:span></text:p>
      <text:p text:style-name="P8"><text:span text:style-name="T26">The @Export annotation also allows specifying the include and exclude directives. These directives are for use by <text:s/>existing packages which are poorly design in that implementation specific types are part of a package which is shared as public by the bundle. While a bundle may need to export such a package and control visible to types within that package, if the developer can modify the source code of the package to add OSGi annotations, it would be better to add annotations to the types rather than package-info. That is, a type annotation like @NoExport </text:span><text:span text:style-name="T27">would be better. The developer could then apply this annotation to all types in the package that should not be exported.</text:span></text:p>
      <text:h text:style-name="P74" text:outline-level="2">Concurrency Roles</text:h>
      <text:p text:style-name="P1"><text:span text:style-name="T1">I originally considered adding concurrency annotations like th</text:span><text:change-start text:change-id="ct864178944"/><text:span text:style-name="T46">o</text:span><text:change-end text:change-id="ct864178944"/><text:change text:change-id="ct586640944"/><text:span text:style-name="T1">s</text:span><text:change-start text:change-id="ct864191408"/><text:span text:style-name="T46">e</text:span><text:change-end text:change-id="ct864191408"/><text:span text:style-name="T1"> in Java Concurrency In Practice. However, I left these out for several reasons. First, these annotations already exist and people are free to use the existing annotations. Even OSGi could use them (except they are RUNTIME retention which seems to create compile-time issue if the annotations are not on the compile classpath). Second, there is some possibility that JSR 305 may bring them into the space of standard Java annotations (although that JSR seems dead). Finally, concurrency </text:span><text:soft-page-break/><text:span text:style-name="T1">annotations are really outside the scope of OSGi “expertise”. That is, they are orthogonal to modularity and services.</text:span></text:p>
      <text:h text:style-name="Heading_20_1" text:outline-level="1">Security Considerations</text:h>
      <text:p text:style-name="P15">The proposed annotations present no security issues.</text:p>
      <text:h text:style-name="Heading_20_1" text:outline-level="1">Document Support</text:h>
      <text:h text:style-name="Heading_20_2" text:outline-level="2">References</text:h>
      <text:list xml:id="list101892111771305803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83"><text:bookmark-start text:name="__RefNumPara__264_1499409451"/>Semantic Versioning Whitepaper. OSGi Alliance. <text:a xlink:type="simple" xlink:href="http://www.osgi.org/wiki/uploads/Links/SemanticVersioning.pdf">http://www.osgi.org/wiki/uploads/Links/SemanticVersioning.pdf</text:a> <text:bookmark-end text:name="__RefNumPara__264_1499409451"/></text:p>
        </text:list-item>
      </text:list>
      <text:p text:style-name="Standard"/>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1">Name</text:p>
          </table:table-cell>
          <table:table-cell table:style-name="Table2.B1" office:value-type="string">
            <text:p text:style-name="P31">David Bosschaert</text:p>
          </table:table-cell>
        </table:table-row>
        <table:table-row table:style-name="Table2.1">
          <table:table-cell table:style-name="Table2.A1" office:value-type="string">
            <text:p text:style-name="P31">Company</text:p>
          </table:table-cell>
          <table:table-cell table:style-name="Table2.B1" office:value-type="string">
            <text:p text:style-name="P31">Red Hat</text:p>
          </table:table-cell>
        </table:table-row>
        <table:table-row table:style-name="Table2.1">
          <table:table-cell table:style-name="Table2.A1" office:value-type="string">
            <text:p text:style-name="P24">e-mail</text:p>
          </table:table-cell>
          <table:table-cell table:style-name="Table2.B1" office:value-type="string">
            <text:p text:style-name="P24">david@redhat.com</text:p>
          </table:table-cell>
        </table:table-row>
      </table:table>
      <text:p text:style-name="Body"/>
      <text:p text:style-name="Body"/>
      <table:table table:name="Table3" table:style-name="Table3">
        <table:table-column table:style-name="Table3.A"/>
        <table:table-column table:style-name="Table3.B"/>
        <table:table-row table:style-name="Table3.1">
          <table:table-cell table:style-name="Table3.A1" office:value-type="string">
            <text:p text:style-name="P31">Name</text:p>
          </table:table-cell>
          <table:table-cell table:style-name="Table3.B1" office:value-type="string">
            <text:p text:style-name="P32">BJ Hargrave</text:p>
          </table:table-cell>
        </table:table-row>
        <table:table-row table:style-name="Table3.1">
          <table:table-cell table:style-name="Table3.A1" office:value-type="string">
            <text:p text:style-name="P31">Company</text:p>
          </table:table-cell>
          <table:table-cell table:style-name="Table3.B1" office:value-type="string">
            <text:p text:style-name="P32">IBM Corporation</text:p>
          </table:table-cell>
        </table:table-row>
        <table:table-row table:style-name="Table3.1">
          <table:table-cell table:style-name="Table3.A1" office:value-type="string">
            <text:p text:style-name="P24">e-mail</text:p>
          </table:table-cell>
          <table:table-cell table:style-name="Table3.B1" office:value-type="string">
            <text:p text:style-name="P30">hargrave@us.ibm.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Verdana" svg:font-family="Verdana" style:font-family-generic="roman"/>
    <style:font-face style:name="Monaco" svg:font-family="Monaco" style:font-family-generic="swiss"/>
    <style:font-face style:name="Courier New1" svg:font-family="'Courier New'" style:font-family-generic="modern" style:font-pitch="fixed"/>
    <style:font-face style:name="Monaco1"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fo:text-align="start" style:justify-single-word="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_20_Snippet" style:display-name="Code Snippet" style:family="paragraph" style:parent-style-name="Code_20_Snipet"/>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97 – OSGi Package and Type Annotations</text:user-defined><text:tab/>Page <text:page-number text:select-page="current">3</text:page-number> of <text:page-count style:num-format="1">15</text:page-count></text:p>
        <text:p text:style-name="Header"/>
        <text:p text:style-name="Header"><text:tab/>Draft<text:tab/> <text:modification-date style:data-style-name="N76">July 24, 2013</text:modification-date></text:p>
      </style:header>
      <style:footer>
        <text:p text:style-name="Footer">Copyright © <text:user-defined style:data-style-name="N0" text:name="Company">OSGi Alliance</text:user-defined>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18">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ed1" style:page-layout-name="Mpm2">
      <style:header>
        <text:p text:style-name="MP2">Package org.osgi.annotation.versioning</text:p>
      </style:header>
      <style:footer>
        <text:p text:style-name="Footer"/>
      </style:footer>
    </style:master-page>
    <style:master-page style:name="Converted2" style:page-layout-name="Mpm2">
      <style:header>
        <text:p text:style-name="MP2">Annotation Type ConsumerType</text:p>
      </style:header>
      <style:footer>
        <text:p text:style-name="Footer"/>
      </style:footer>
    </style:master-page>
    <style:master-page style:name="Converted3" style:page-layout-name="Mpm2">
      <style:header>
        <text:p text:style-name="MP2">Annotation Type ProviderType</text:p>
      </style:header>
      <style:footer>
        <text:p text:style-name="Footer"/>
      </style:footer>
    </style:master-page>
    <style:master-page style:name="Converted4" style:page-layout-name="Mpm2">
      <style:header>
        <text:p text:style-name="MP2">Annotation Type Vers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3-02-26T10:43:37</meta:creation-date>
    <meta:editing-cycles>55</meta:editing-cycles>
    <meta:editing-duration>P2DT10H42M34S</meta:editing-duration>
    <meta:initial-creator>David Bosschaert</meta:initial-creator>
    <dc:date>2013-07-24T10:43:24</dc:date>
    <dc:creator>BJ Hargrave</dc:creator>
    <meta:document-statistic meta:table-count="6" meta:image-count="2" meta:object-count="0" meta:page-count="15" meta:paragraph-count="245" meta:word-count="3875" meta:character-count="24752" meta:non-whitespace-character-count="21108"/>
    <meta:user-defined meta:name="Company">OSGi Alliance</meta:user-defined>
    <meta:user-defined meta:name="Info 3"/>
    <meta:user-defined meta:name="Info 4"/>
    <meta:user-defined meta:name="RFC Title">RFC 197 – OSGi Package and Type Annotations</meta:user-defined>
  </office:meta>
</office:document-meta>
</file>